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Value (keV)</text:p>
          </table:table-cell>
        </table:table-row>
        <table:table-row table:style-name="ro1">
          <table:table-cell office:value-type="float" office:value="85.79" calcext:value-type="float">
            <text:p>85.7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96.13" calcext:value-type="float">
            <text:p>196.13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96.21" calcext:value-type="float">
            <text:p>196.2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96.25" calcext:value-type="float">
            <text:p>196.25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09.96" calcext:value-type="float">
            <text:p>209.96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10.11" calcext:value-type="float">
            <text:p>210.11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10.3" calcext:value-type="float">
            <text:p>210.3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55.95" calcext:value-type="float">
            <text:p>455.9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456.11" calcext:value-type="float">
            <text:p>456.11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456.13" calcext:value-type="float">
            <text:p>456.13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504.43" calcext:value-type="float">
            <text:p>504.43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05.22" calcext:value-type="float">
            <text:p>505.2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05.26" calcext:value-type="float">
            <text:p>505.2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05.31" calcext:value-type="float">
            <text:p>505.3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98.43" calcext:value-type="float">
            <text:p>598.43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598.52" calcext:value-type="float">
            <text:p>598.52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598.59" calcext:value-type="float">
            <text:p>598.59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716.34" calcext:value-type="float">
            <text:p>716.34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716.39" calcext:value-type="float">
            <text:p>716.39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416.41" calcext:value-type="float">
            <text:p>416.41</text:p>
          </table:table-cell>
          <table:table-cell office:value-type="float" office:value="12.61" calcext:value-type="float">
            <text:p>12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3:08:06.780490229</meta:creation-date>
    <dc:date>2018-03-06T13:53:03.452355822</dc:date>
    <meta:editing-duration>PT34M46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